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ControlField.AptControlField( AptType controlClient , FieldDeclaration controlDecl , TwoPhaseAnnotationProcessor 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tControlField.hasVersion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ControlField.initControlInterface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AptControlField.getControlInterfaceHi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ptControlField.getControl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